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d7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show databases;</text:p>
      <text:p text:style-name="Preformatted_20_Text">+--------------------+</text:p>
      <text:p text:style-name="Preformatted_20_Text">| Database <text:s text:c="10"/>|</text:p>
      <text:p text:style-name="Preformatted_20_Text">+--------------------+</text:p>
      <text:p text:style-name="Preformatted_20_Text">| information_schema |</text:p>
      <text:p text:style-name="Preformatted_20_Text">| mydb <text:s text:c="14"/>|</text:p>
      <text:p text:style-name="Preformatted_20_Text">| mysql <text:s text:c="13"/>|</text:p>
      <text:p text:style-name="Preformatted_20_Text">| performance_schema |</text:p>
      <text:p text:style-name="Preformatted_20_Text">| school <text:s text:c="12"/>|</text:p>
      <text:p text:style-name="Preformatted_20_Text">| sys <text:s text:c="15"/>|</text:p>
      <text:p text:style-name="Preformatted_20_Text">| testDB <text:s text:c="12"/>|</text:p>
      <text:p text:style-name="Preformatted_20_Text">+--------------------+</text:p>
      <text:p text:style-name="Preformatted_20_Text">7 rows in set (0.01 sec)</text:p>
      <text:p text:style-name="Preformatted_20_Text"/>
      <text:p text:style-name="Preformatted_20_Text">mysql&gt; create database company;</text:p>
      <text:p text:style-name="Preformatted_20_Text">Query OK, 1 row affected (0.02 sec)</text:p>
      <text:p text:style-name="Preformatted_20_Text"/>
      <text:p text:style-name="Preformatted_20_Text">mysql&gt; show databases;</text:p>
      <text:p text:style-name="Preformatted_20_Text">+--------------------+</text:p>
      <text:p text:style-name="Preformatted_20_Text">| Database <text:s text:c="10"/>|</text:p>
      <text:p text:style-name="Preformatted_20_Text">+--------------------+</text:p>
      <text:p text:style-name="Preformatted_20_Text">| company <text:s text:c="11"/>|</text:p>
      <text:p text:style-name="Preformatted_20_Text">| information_schema |</text:p>
      <text:p text:style-name="Preformatted_20_Text">| mydb <text:s text:c="14"/>|</text:p>
      <text:p text:style-name="Preformatted_20_Text">| mysql <text:s text:c="13"/>|</text:p>
      <text:p text:style-name="Preformatted_20_Text">| performance_schema |</text:p>
      <text:p text:style-name="Preformatted_20_Text">| school <text:s text:c="12"/>|</text:p>
      <text:p text:style-name="Preformatted_20_Text">| sys <text:s text:c="15"/>|</text:p>
      <text:p text:style-name="Preformatted_20_Text">| testDB <text:s text:c="12"/>|</text:p>
      <text:p text:style-name="Preformatted_20_Text">+--------------------+</text:p>
      <text:p text:style-name="Preformatted_20_Text">8 rows in set (0.00 sec)</text:p>
      <text:p text:style-name="Preformatted_20_Text"/>
      <text:p text:style-name="Preformatted_20_Text">mysql&gt; use company;</text:p>
      <text:p text:style-name="Preformatted_20_Text">Database changed</text:p>
      <text:p text:style-name="Preformatted_20_Text"/>
      <text:p text:style-name="Preformatted_20_Text">mysql&gt; create table employee(</text:p>
      <text:p text:style-name="Preformatted_20_Text"><text:s text:c="4"/>-&gt; Fname varchar(15) not null,</text:p>
      <text:p text:style-name="Preformatted_20_Text"><text:s text:c="4"/>-&gt; Minit char ,</text:p>
      <text:p text:style-name="Preformatted_20_Text"><text:s text:c="4"/>-&gt; Ssn char(9) not null,</text:p>
      <text:p text:style-name="Preformatted_20_Text"><text:s text:c="4"/>-&gt; Lname varchar(15) not null,</text:p>
      <text:p text:style-name="Preformatted_20_Text"><text:s text:c="4"/>-&gt; Bdate date,</text:p>
      <text:p text:style-name="Preformatted_20_Text"><text:s text:c="4"/>-&gt; Address varchar(30),</text:p>
      <text:p text:style-name="Preformatted_20_Text"><text:s text:c="4"/>-&gt; Sex char,</text:p>
      <text:p text:style-name="Preformatted_20_Text"><text:s text:c="4"/>-&gt; Salary decimal(10,2),</text:p>
      <text:p text:style-name="Preformatted_20_Text"><text:s text:c="4"/>-&gt; Super_ssn char(9),</text:p>
      <text:p text:style-name="Preformatted_20_Text"><text:s text:c="4"/>-&gt; Dno int not null,</text:p>
      <text:p text:style-name="Preformatted_20_Text"><text:s text:c="4"/>-&gt; primary key(Ssn));</text:p>
      <text:p text:style-name="Preformatted_20_Text">Query OK, 0 rows affected (0.03 sec)</text:p>
      <text:p text:style-name="Preformatted_20_Text"/>
      <text:p text:style-name="Preformatted_20_Text">mysql&gt; show tables;</text:p>
      <text:p text:style-name="Preformatted_20_Text">+-------------------+</text:p>
      <text:p text:style-name="Preformatted_20_Text">| Tables_in_company |</text:p>
      <text:p text:style-name="Preformatted_20_Text">+-------------------+</text:p>
      <text:p text:style-name="Preformatted_20_Text">| employee <text:s text:c="9"/>|</text:p>
      <text:p text:style-name="Preformatted_20_Text">+-------------------+</text:p>
      <text:p text:style-name="Preformatted_20_Text">1 row in set (0.00 sec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mysql&gt; describe employee;</text:p>
      <text:p text:style-name="Preformatted_20_Text">+-----------+---------------+------+-----+---------+-------+</text:p>
      <text:p text:style-name="Preformatted_20_Text">| Field <text:s text:c="4"/>| Type <text:s text:c="9"/>| Null | Key | Default | Extra |</text:p>
      <text:p text:style-name="Preformatted_20_Text">+-----------+---------------+------+-----+---------+-------+</text:p>
      <text:p text:style-name="Preformatted_20_Text">| Fname <text:s text:c="4"/>| varchar(15) <text:s text:c="2"/>| NO <text:s text:c="2"/>| <text:s text:c="4"/>| NULL <text:s text:c="3"/>| <text:s text:c="6"/>|</text:p>
      <text:p text:style-name="Preformatted_20_Text">| Minit <text:s text:c="4"/>| char(1) <text:s text:c="6"/>| YES <text:s/>| <text:s text:c="4"/>| NULL <text:s text:c="3"/>| <text:s text:c="6"/>|</text:p>
      <text:p text:style-name="Preformatted_20_Text">| Ssn <text:s text:c="6"/>| char(9) <text:s text:c="6"/>| NO <text:s text:c="2"/>| PRI | NULL <text:s text:c="3"/>| <text:s text:c="6"/>|</text:p>
      <text:p text:style-name="Preformatted_20_Text">| Lname <text:s text:c="4"/>| varchar(15) <text:s text:c="2"/>| NO <text:s text:c="2"/>| <text:s text:c="4"/>| NULL <text:s text:c="3"/>| <text:s text:c="6"/>|</text:p>
      <text:p text:style-name="Preformatted_20_Text">| Bdate <text:s text:c="4"/>| date <text:s text:c="9"/>| YES <text:s/>| <text:s text:c="4"/>| NULL <text:s text:c="3"/>| <text:s text:c="6"/>|</text:p>
      <text:p text:style-name="Preformatted_20_Text">| Address <text:s text:c="2"/>| varchar(30) <text:s text:c="2"/>| YES <text:s/>| <text:s text:c="4"/>| NULL <text:s text:c="3"/>| <text:s text:c="6"/>|</text:p>
      <text:p text:style-name="Preformatted_20_Text">| Sex <text:s text:c="6"/>| char(1) <text:s text:c="6"/>| YES <text:s/>| <text:s text:c="4"/>| NULL <text:s text:c="3"/>| <text:s text:c="6"/>|</text:p>
      <text:p text:style-name="Preformatted_20_Text">| Salary <text:s text:c="3"/>| decimal(10,2) | YES <text:s/>| <text:s text:c="4"/>| NULL <text:s text:c="3"/>| <text:s text:c="6"/>|</text:p>
      <text:p text:style-name="Preformatted_20_Text">| Super_ssn | char(9) <text:s text:c="6"/>| YES <text:s/>| <text:s text:c="4"/>| NULL <text:s text:c="3"/>| <text:s text:c="6"/>|</text:p>
      <text:p text:style-name="Preformatted_20_Text">| Dno <text:s text:c="6"/>| int <text:s text:c="10"/>| NO <text:s text:c="2"/>| <text:s text:c="4"/>| NULL <text:s text:c="3"/>| <text:s text:c="6"/>|</text:p>
      <text:p text:style-name="Preformatted_20_Text">+-----------+---------------+------+-----+---------+-------+</text:p>
      <text:p text:style-name="Preformatted_20_Text">10 rows in set (0.00 sec)</text:p>
      <text:p text:style-name="Preformatted_20_Text"/>
      <text:p text:style-name="Preformatted_20_Text">mysql&gt; create table department(</text:p>
      <text:p text:style-name="Preformatted_20_Text"><text:s text:c="4"/>-&gt; Dname varchar(15) not null,</text:p>
      <text:p text:style-name="Preformatted_20_Text"><text:s text:c="4"/>-&gt; Dnumber int not null,</text:p>
      <text:p text:style-name="Preformatted_20_Text"><text:s text:c="4"/>-&gt; Mgr_start_date date not null,</text:p>
      <text:p text:style-name="Preformatted_20_Text"><text:s text:c="4"/>-&gt; Mgr_ssn char(9) not null,</text:p>
      <text:p text:style-name="Preformatted_20_Text"><text:s text:c="4"/>-&gt; primary key(Dnumber),unique(Dname),foreign key(Mgr_ssn) references employee(Ssn));</text:p>
      <text:p text:style-name="Preformatted_20_Text">Query OK, 0 rows affected (0.05 sec)</text:p>
      <text:p text:style-name="Preformatted_20_Text"/>
      <text:p text:style-name="Preformatted_20_Text">mysql&gt; create table dept_locations(</text:p>
      <text:p text:style-name="Preformatted_20_Text"><text:s text:c="4"/>-&gt; Dnumber int not null,</text:p>
      <text:p text:style-name="Preformatted_20_Text"><text:s text:c="4"/>-&gt; Dlocation varchar(15) not null,</text:p>
      <text:p text:style-name="Preformatted_20_Text"><text:s text:c="4"/>-&gt; primary key (Dnumber,Dlocation),</text:p>
      <text:p text:style-name="Preformatted_20_Text"><text:s text:c="4"/>-&gt; foreign key (Dnumber) references department(Dnumber));</text:p>
      <text:p text:style-name="Preformatted_20_Text">Query OK, 0 rows affected (0.04 sec)</text:p>
      <text:p text:style-name="Preformatted_20_Text"/>
      <text:p text:style-name="Preformatted_20_Text">mysql&gt; create table project( Pname varchar(15) not null, Pnumber int not null, Plocation varchar(15),Dnum int not null,primary key (Pnumber),unique(Pname),foreign key(Dnum) references department(Dnumber));</text:p>
      <text:p text:style-name="Preformatted_20_Text">Query OK, 0 rows affected (0.04 sec)</text:p>
      <text:p text:style-name="Preformatted_20_Text"/>
      <text:p text:style-name="Preformatted_20_Text">mysql&gt; create table works_on(</text:p>
      <text:p text:style-name="Preformatted_20_Text"><text:s text:c="4"/>-&gt; Essn char(9) not null,</text:p>
      <text:p text:style-name="Preformatted_20_Text"><text:s text:c="4"/>-&gt; Pno int not null,</text:p>
      <text:p text:style-name="Preformatted_20_Text"><text:s text:c="4"/>-&gt; Hours decimal(3,1) not null,</text:p>
      <text:p text:style-name="Preformatted_20_Text"><text:s text:c="4"/>-&gt; primary key (Essn,Pno),</text:p>
      <text:p text:style-name="Preformatted_20_Text"><text:s text:c="4"/>-&gt; foreign key(Essn) references employee(Ssn),</text:p>
      <text:p text:style-name="Preformatted_20_Text"><text:s text:c="4"/>-&gt; foreign key(Pno) references project(Pnumber));</text:p>
      <text:p text:style-name="Preformatted_20_Text">Query OK, 0 rows affected (0.04 sec)</text:p>
      <text:p text:style-name="Preformatted_20_Text"/>
      <text:p text:style-name="Preformatted_20_Text">mysql&gt; create table dependent(</text:p>
      <text:p text:style-name="Preformatted_20_Text"><text:s text:c="4"/>-&gt; Essn char(9) not null,</text:p>
      <text:p text:style-name="Preformatted_20_Text"><text:s text:c="4"/>-&gt; Dependent_name varchar(15) not null,</text:p>
      <text:p text:style-name="Preformatted_20_Text"><text:s text:c="4"/>-&gt; Sex char,</text:p>
      <text:p text:style-name="Preformatted_20_Text"><text:s text:c="4"/>-&gt; Bdate date,</text:p>
      <text:p text:style-name="Preformatted_20_Text"><text:s text:c="4"/>-&gt; Relationship varchar(8),</text:p>
      <text:p text:style-name="Preformatted_20_Text"><text:s text:c="4"/>-&gt; primary key(Essn,Dependent_name),</text:p>
      <text:p text:style-name="Preformatted_20_Text"><text:s text:c="4"/>-&gt; foreign key(Essn) references employee(Ssn));</text:p>
      <text:p text:style-name="Preformatted_20_Text">Query OK, 0 rows affected (0.04 sec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mysql&gt; show tables;</text:p>
      <text:p text:style-name="Preformatted_20_Text">+-------------------+</text:p>
      <text:p text:style-name="Preformatted_20_Text">| Tables_in_company |</text:p>
      <text:p text:style-name="Preformatted_20_Text">+-------------------+</text:p>
      <text:p text:style-name="Preformatted_20_Text">| department <text:s text:c="7"/>|</text:p>
      <text:p text:style-name="Preformatted_20_Text">| dependent <text:s text:c="8"/>|</text:p>
      <text:p text:style-name="Preformatted_20_Text">| dept_locations <text:s text:c="3"/>|</text:p>
      <text:p text:style-name="Preformatted_20_Text">| employee <text:s text:c="9"/>|</text:p>
      <text:p text:style-name="Preformatted_20_Text">| project <text:s text:c="10"/>|</text:p>
      <text:p text:style-name="Preformatted_20_Text">| works_on <text:s text:c="9"/>|</text:p>
      <text:p text:style-name="Preformatted_20_Text">+-------------------+</text:p>
      <text:p text:style-name="Preformatted_20_Text">6 rows in set (0.00 sec)</text:p>
      <text:p text:style-name="Preformatted_20_Text"/>
      <text:p text:style-name="Preformatted_20_Text">mysql&gt; describe employee;</text:p>
      <text:p text:style-name="Preformatted_20_Text">+-----------+---------------+------+-----+---------+-------+</text:p>
      <text:p text:style-name="Preformatted_20_Text">| Field <text:s text:c="4"/>| Type <text:s text:c="9"/>| Null | Key | Default | Extra |</text:p>
      <text:p text:style-name="Preformatted_20_Text">+-----------+---------------+------+-----+---------+-------+</text:p>
      <text:p text:style-name="Preformatted_20_Text">| Fname <text:s text:c="4"/>| varchar(15) <text:s text:c="2"/>| NO <text:s text:c="2"/>| <text:s text:c="4"/>| NULL <text:s text:c="3"/>| <text:s text:c="6"/>|</text:p>
      <text:p text:style-name="Preformatted_20_Text">| Minit <text:s text:c="4"/>| char(1) <text:s text:c="6"/>| YES <text:s/>| <text:s text:c="4"/>| NULL <text:s text:c="3"/>| <text:s text:c="6"/>|</text:p>
      <text:p text:style-name="Preformatted_20_Text">| Ssn <text:s text:c="6"/>| char(9) <text:s text:c="6"/>| NO <text:s text:c="2"/>| PRI | NULL <text:s text:c="3"/>| <text:s text:c="6"/>|</text:p>
      <text:p text:style-name="Preformatted_20_Text">| Lname <text:s text:c="4"/>| varchar(15) <text:s text:c="2"/>| NO <text:s text:c="2"/>| <text:s text:c="4"/>| NULL <text:s text:c="3"/>| <text:s text:c="6"/>|</text:p>
      <text:p text:style-name="Preformatted_20_Text">| Bdate <text:s text:c="4"/>| date <text:s text:c="9"/>| YES <text:s/>| <text:s text:c="4"/>| NULL <text:s text:c="3"/>| <text:s text:c="6"/>|</text:p>
      <text:p text:style-name="Preformatted_20_Text">| Address <text:s text:c="2"/>| varchar(30) <text:s text:c="2"/>| YES <text:s/>| <text:s text:c="4"/>| NULL <text:s text:c="3"/>| <text:s text:c="6"/>|</text:p>
      <text:p text:style-name="Preformatted_20_Text">| Sex <text:s text:c="6"/>| char(1) <text:s text:c="6"/>| YES <text:s/>| <text:s text:c="4"/>| NULL <text:s text:c="3"/>| <text:s text:c="6"/>|</text:p>
      <text:p text:style-name="Preformatted_20_Text">| Salary <text:s text:c="3"/>| decimal(10,2) | YES <text:s/>| <text:s text:c="4"/>| NULL <text:s text:c="3"/>| <text:s text:c="6"/>|</text:p>
      <text:p text:style-name="Preformatted_20_Text">| Super_ssn | char(9) <text:s text:c="6"/>| YES <text:s/>| <text:s text:c="4"/>| NULL <text:s text:c="3"/>| <text:s text:c="6"/>|</text:p>
      <text:p text:style-name="Preformatted_20_Text">| Dno <text:s text:c="6"/>| int <text:s text:c="10"/>| NO <text:s text:c="2"/>| <text:s text:c="4"/>| NULL <text:s text:c="3"/>| <text:s text:c="6"/>|</text:p>
      <text:p text:style-name="Preformatted_20_Text">+-----------+---------------+------+-----+---------+-------+</text:p>
      <text:p text:style-name="Preformatted_20_Text">10 rows in set (0.01 sec)</text:p>
      <text:p text:style-name="Preformatted_20_Text"/>
      <text:p text:style-name="Preformatted_20_Text">mysql&gt; insert into employee values ('Robert','F','943775543','Scott','1972-06-21</text:p>
      <text:p text:style-name="Preformatted_20_Text">','2365 Newcastle Rd,Bellaire,TX','M',58000,'888665555',1);</text:p>
      <text:p text:style-name="Preformatted_20_Text">Query OK, 1 row affected (0.02 sec)</text:p>
      <text:p text:style-name="Preformatted_20_Text"/>
      <text:p text:style-name="Preformatted_20_Text">mysql&gt; describe department;</text:p>
      <text:p text:style-name="Preformatted_20_Text">+----------------+-------------+------+-----+---------+-------+</text:p>
      <text:p text:style-name="Preformatted_20_Text">| Field <text:s text:c="9"/>| Type <text:s text:c="7"/>| Null | Key | Default | Extra |</text:p>
      <text:p text:style-name="Preformatted_20_Text">+----------------+-------------+------+-----+---------+-------+</text:p>
      <text:p text:style-name="Preformatted_20_Text">| Dname <text:s text:c="9"/>| varchar(15) | NO <text:s text:c="2"/>| UNI | NULL <text:s text:c="3"/>| <text:s text:c="6"/>|</text:p>
      <text:p text:style-name="Preformatted_20_Text">| Dnumber <text:s text:c="7"/>| int <text:s text:c="8"/>| NO <text:s text:c="2"/>| PRI | NULL <text:s text:c="3"/>| <text:s text:c="6"/>|</text:p>
      <text:p text:style-name="Preformatted_20_Text">| Mgr_start_date | date <text:s text:c="7"/>| NO <text:s text:c="2"/>| <text:s text:c="4"/>| NULL <text:s text:c="3"/>| <text:s text:c="6"/>|</text:p>
      <text:p text:style-name="Preformatted_20_Text">| Mgr_ssn <text:s text:c="7"/>| char(9) <text:s text:c="4"/>| NO <text:s text:c="2"/>| MUL | NULL <text:s text:c="3"/>| <text:s text:c="6"/>|</text:p>
      <text:p text:style-name="Preformatted_20_Text">+----------------+-------------+------+-----+---------+-------+</text:p>
      <text:p text:style-name="Preformatted_20_Text">4 rows in set (0.00 sec)</text:p>
      <text:p text:style-name="Preformatted_20_Text"/>
      <text:p text:style-name="Preformatted_20_Text">mysql&gt; delete from employee where Ssn='987654321';</text:p>
      <text:p text:style-name="Preformatted_20_Text">Query OK, 0 rows affected (0.00 sec)</text:p>
      <text:p text:style-name="Preformatted_20_Text"/>
      <text:p text:style-name="Preformatted_20_Text">mysql&gt; insert into employee values ('Robert','F','943775535','Scott','1972-06-21','2365 Newcastle Rd,Bellaire,TX','M',58000,'888665555',5);</text:p>
      <text:p text:style-name="Preformatted_20_Text">Query OK, 1 row affected (0.02 sec)</text:p>
      <text:p text:style-name="Preformatted_20_Text"/>
      <text:p text:style-name="Preformatted_20_Text">mysql&gt; update department set Mgr_ssn='123456789',Mgr_start_date='2007-10-01' where Dnumber=5;</text:p>
      <text:p text:style-name="Preformatted_20_Text">Query OK, 0 rows affected (0.00 sec)</text:p>
      <text:p text:style-name="Preformatted_20_Text">Rows matched: 0 <text:s/>Changed: 0 <text:s/>Warnings: 0</text:p>
      <text:p text:style-name="Preformatted_20_Text"/>
      <text:p text:style-name="Preformatted_20_Text">mysql&gt; select * from department;</text:p>
      <text:p text:style-name="Preformatted_20_Text">Empty set (0.00 sec)</text:p>
      <text:p text:style-name="Preformatted_20_Text"/>
      <text:p text:style-name="Preformatted_20_Text">mysql&gt; update employee set Super_ssn='123456789' where Super_ssn='943775535';</text:p>
      <text:p text:style-name="Preformatted_20_Text">Query OK, 0 rows affected (0.00 sec)</text:p>
      <text:p text:style-name="Preformatted_20_Text">Rows matched: 0 <text:s/>Changed: 0 <text:s/>Warnings: 0</text:p>
      <text:p text:style-name="Preformatted_20_Text"><text:soft-page-break/></text:p>
      <text:p text:style-name="Preformatted_20_Text">mysql&gt; select * from employee;</text:p>
      <text:p text:style-name="Preformatted_20_Text">+--------+-------+-----------+-------+------------+-------------------------------+------+----------+-----------+-----+</text:p>
      <text:p text:style-name="Preformatted_20_Text">| Fname <text:s/>| Minit | Ssn <text:s text:c="6"/>| Lname | Bdate <text:s text:c="5"/>| Address <text:s text:c="22"/>| Sex <text:s/>| Salary <text:s text:c="2"/>| Super_ssn | Dno |</text:p>
      <text:p text:style-name="Preformatted_20_Text">+--------+-------+-----------+-------+------------+-------------------------------+------+----------+-----------+-----+</text:p>
      <text:p text:style-name="Preformatted_20_Text">| Robert | F <text:s text:c="4"/>| 943775535 | Scott | 1972-06-21 | 2365 Newcastle Rd,Bellaire,TX | M <text:s text:c="3"/>| 58000.00 | 888665555 | <text:s text:c="2"/>5 |</text:p>
      <text:p text:style-name="Preformatted_20_Text">| Robert | F <text:s text:c="4"/>| 943775543 | Scott | 1972-06-21 | 2365 Newcastle Rd,Bellaire,TX | M <text:s text:c="3"/>| 58000.00 | 888665555 | <text:s text:c="2"/>1 |</text:p>
      <text:p text:style-name="Preformatted_20_Text">+--------+-------+-----------+-------+------------+-------------------------------+------+----------+-----------+-----+</text:p>
      <text:p text:style-name="Preformatted_20_Text">2 rows in set (0.00 sec)</text:p>
      <text:p text:style-name="Preformatted_20_Text"/>
      <text:p text:style-name="Preformatted_20_Text">mysql&gt; update employee set Super_ssn='94375543' where Ssn='943775543';</text:p>
      <text:p text:style-name="Preformatted_20_Text">Query OK, 1 row affected (0.01 sec)</text:p>
      <text:p text:style-name="Preformatted_20_Text">Rows matched: 1 <text:s/>Changed: 1 <text:s/>Warnings: 0</text:p>
      <text:p text:style-name="Preformatted_20_Text">mysql&gt; update employee set Super_ssn='123456789' where Super_ssn='943775535';</text:p>
      <text:p text:style-name="Preformatted_20_Text">Query OK, 0 rows affected (0.00 sec)</text:p>
      <text:p text:style-name="Preformatted_20_Text">Rows matched: 0 <text:s/>Changed: 0 <text:s/>Warnings: 0</text:p>
      <text:p text:style-name="Preformatted_20_Text"/>
      <text:p text:style-name="Preformatted_20_Text">mysql&gt; select * from employee;</text:p>
      <text:p text:style-name="Preformatted_20_Text">+--------+-------+-----------+-------+------------+-------------------------------+------+----------+-----------+-----+</text:p>
      <text:p text:style-name="Preformatted_20_Text">| Fname <text:s/>| Minit | Ssn <text:s text:c="6"/>| Lname | Bdate <text:s text:c="5"/>| Address <text:s text:c="22"/>| Sex <text:s/>| Salary <text:s text:c="2"/>| Super_ssn | Dno |</text:p>
      <text:p text:style-name="Preformatted_20_Text">+--------+-------+-----------+-------+------------+-------------------------------+------+----------+-----------+-----+</text:p>
      <text:p text:style-name="Preformatted_20_Text">| Robert | F <text:s text:c="4"/>| 943775535 | Scott | 1972-06-21 | 2365 Newcastle Rd,Bellaire,TX | M <text:s text:c="3"/>| 58000.00 | 888665555 | <text:s text:c="2"/>5 |</text:p>
      <text:p text:style-name="Preformatted_20_Text">| Robert | F <text:s text:c="4"/>| 943775543 | Scott | 1972-06-21 | 2365 Newcastle Rd,Bellaire,TX | M <text:s text:c="3"/>| 58000.00 | 888665555 | <text:s text:c="2"/>1 |</text:p>
      <text:p text:style-name="Preformatted_20_Text">+--------+-------+-----------+-------+------------+-------------------------------+------+----------+-----------+-----+</text:p>
      <text:p text:style-name="Preformatted_20_Text">2 rows in set (0.00 sec)</text:p>
      <text:p text:style-name="Preformatted_20_Text"/>
      <text:p text:style-name="Preformatted_20_Text">mysql&gt; update employee set Super_ssn='94375543' where Ssn='943775543';</text:p>
      <text:p text:style-name="Preformatted_20_Text">Query OK, 1 row affected (0.01 sec)</text:p>
      <text:p text:style-name="Preformatted_20_Text">Rows matched: 1 <text:s/>Changed: 1 <text:s/>Warnings: 0</text:p>
      <text:p text:style-name="Preformatted_20_Text"/>
      <text:p text:style-name="Preformatted_20_Text">mysql&gt; insert into department values('ogifubv',45,'2000-02-01','943775543');</text:p>
      <text:p text:style-name="Preformatted_20_Text">Query OK, 1 row affected (0.02 sec)</text:p>
      <text:p text:style-name="Preformatted_20_Text"/>
      <text:p text:style-name="Preformatted_20_Text">mysql&gt; insert into department values('hsiuhr',80,'2002-01-05','943775535');</text:p>
      <text:p text:style-name="Preformatted_20_Text">Query OK, 1 row affected (0.02 sec)</text:p>
      <text:p text:style-name="Preformatted_20_Text"/>
      <text:p text:style-name="Preformatted_20_Text">mysql&gt; select * from department;</text:p>
      <text:p text:style-name="Preformatted_20_Text">+---------+---------+----------------+-----------+</text:p>
      <text:p text:style-name="Preformatted_20_Text">| Dname <text:s text:c="2"/>| Dnumber | Mgr_start_date | Mgr_ssn <text:s text:c="2"/>|</text:p>
      <text:p text:style-name="Preformatted_20_Text">+---------+---------+----------------+-----------+</text:p>
      <text:p text:style-name="Preformatted_20_Text">| ogifubv | <text:s text:c="5"/>45 | 2000-02-01 <text:s text:c="4"/>| 943775543 |</text:p>
      <text:p text:style-name="Preformatted_20_Text">| hsiuhr <text:s/>| <text:s text:c="5"/>80 | 2002-01-05 <text:s text:c="4"/>| 943775535 |</text:p>
      <text:p text:style-name="Preformatted_20_Text">+---------+---------+----------------+-----------+</text:p>
      <text:p text:style-name="Preformatted_20_Text">2 rows in set (0.00 sec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KB</text:p>
      <text:p text:style-name="Preformatted_20_Text"><text:soft-page-break/>mysql&gt; describe works_on;</text:p>
      <text:p text:style-name="Preformatted_20_Text">+-------+--------------+------+-----+---------+-------+</text:p>
      <text:p text:style-name="Preformatted_20_Text">| Field | Type <text:s text:c="8"/>| Null | Key | Default | Extra |</text:p>
      <text:p text:style-name="Preformatted_20_Text">+-------+--------------+------+-----+---------+-------+</text:p>
      <text:p text:style-name="Preformatted_20_Text">| Essn <text:s/>| char(9) <text:s text:c="5"/>| NO <text:s text:c="2"/>| PRI | NULL <text:s text:c="3"/>| <text:s text:c="6"/>|</text:p>
      <text:p text:style-name="Preformatted_20_Text">| Pno <text:s text:c="2"/>| int <text:s text:c="9"/>| NO <text:s text:c="2"/>| PRI | NULL <text:s text:c="3"/>| <text:s text:c="6"/>|</text:p>
      <text:p text:style-name="Preformatted_20_Text">| Hours | decimal(3,1) | NO <text:s text:c="2"/>| <text:s text:c="4"/>| NULL <text:s text:c="3"/>| <text:s text:c="6"/>|</text:p>
      <text:p text:style-name="Preformatted_20_Text">+-------+--------------+------+-----+---------+-------+</text:p>
      <text:p text:style-name="Preformatted_20_Text">3 rows in set (0.00 sec)</text:p>
      <text:p text:style-name="Preformatted_20_Text"/>
      <text:p text:style-name="Preformatted_20_Text">mysql&gt; alter table employee add Btime date;</text:p>
      <text:p text:style-name="Preformatted_20_Text">Query OK, 0 rows affected (0.03 sec)</text:p>
      <text:p text:style-name="Preformatted_20_Text">Records: 0 <text:s/>Duplicates: 0 <text:s/>Warnings: 0</text:p>
      <text:p text:style-name="Preformatted_20_Text"/>
      <text:p text:style-name="Preformatted_20_Text">mysql&gt; select * from employee;</text:p>
      <text:p text:style-name="Preformatted_20_Text">+--------+-------+-----------+-------+------------+-------------------------------+------+----------+-----------+-----+-------+</text:p>
      <text:p text:style-name="Preformatted_20_Text">| Fname <text:s/>| Minit | Ssn <text:s text:c="6"/>| Lname | Bdate <text:s text:c="5"/>| Address <text:s text:c="22"/>| Sex <text:s/>| Salary <text:s text:c="2"/>| Super_ssn | Dno | Btime |</text:p>
      <text:p text:style-name="P1">+--------+-------+-----------+-------+------------KB+-------------------------------+------+----------+-----------+-----+-------+</text:p>
      <text:p text:style-name="Preformatted_20_Text">| Robert | F <text:s text:c="4"/>| 943775535 | Scott | 1972-06-21 | 2365 Newcastle Rd,Bellaire,TX | M <text:s text:c="3"/>| 58000.00 | 888665555 | <text:s text:c="2"/>5 | NULL <text:s/>|</text:p>
      <text:p text:style-name="Preformatted_20_Text">| Robert | F <text:s text:c="4"/>| 943775543 | Scott | 1972-06-21 | 2365 Newcastle Rd,Bellaire,TX | M <text:s text:c="3"/>| 58000.00 | 94375543 <text:s/>| <text:s text:c="2"/>1 | NULL <text:s/>|</text:p>
      <text:p text:style-name="Preformatted_20_Text">+--------+-------+-----------+-------+------------+-------------------------------+------+----------+-----------+-----+-------+</text:p>
      <text:p text:style-name="Preformatted_20_Text">2 rows in set (0.00 sec)</text:p>
      <text:p text:style-name="Preformatted_20_Text"/>
      <text:p text:style-name="Preformatted_20_Text">mysql&gt; select T.Fname as name,G.Essn as num from employee as T,works_on as G where T.Fname='Robert';</text:p>
      <text:p text:style-name="Preformatted_20_Text">Empty set (0.00 sec)</text:p>
      <text:p text:style-name="Preformatted_20_Text"/>
      <text:p text:style-name="Preformatted_20_Text">mysql&gt; select T.Fname as name from employee as T,works_on as G where T.Fname='Robert';</text:p>
      <text:p text:style-name="Preformatted_20_Text">Empty set (0.00 sec)</text:p>
      <text:p text:style-name="Preformatted_20_Text"/>
      <text:p text:style-name="Preformatted_20_Text">mysql&gt; select * from employee as T,works_on as G where T.Fname='Robert';</text:p>
      <text:p text:style-name="Preformatted_20_Text">Empty set (0.00 sec)</text:p>
      <text:p text:style-name="Preformatted_20_Text"/>
      <text:p text:style-name="Preformatted_20_Text">mysql&gt; select * from employee as T where T.Fname='Robert';</text:p>
      <text:p text:style-name="Preformatted_20_Text">+--------+-------+-----------+-------+------------+-------------------------------+------+----------+-----------+-----+-------+</text:p>
      <text:p text:style-name="Preformatted_20_Text">| Fname <text:s/>| Minit | Ssn <text:s text:c="6"/>| Lname | Bdate <text:s text:c="5"/>| Address <text:s text:c="22"/>| Sex <text:s/>| Salary <text:s text:c="2"/>| Super_ssn | Dno | Btime |</text:p>
      <text:p text:style-name="Preformatted_20_Text">+--------+-------+-----------+-------+------------+-------------------------------+------+----------+-----------+-----+-------+</text:p>
      <text:p text:style-name="Preformatted_20_Text">| Robert | F <text:s text:c="4"/>| 943775535 | Scott | 1972-06-21 | 2365 Newcastle Rd,Bellaire,TX | M <text:s text:c="3"/>| 58000.00 | 888665555 | <text:s text:c="2"/>5 | NULL <text:s/>|</text:p>
      <text:p text:style-name="Preformatted_20_Text">| Robert | F <text:s text:c="4"/>| 943775543 | Scott | 1972-06-21 | 2365 Newcastle Rd,Bellaire,TX | M <text:s text:c="3"/>| 58000.00 | 94375543 <text:s/>| <text:s text:c="2"/>1 | NULL <text:s/>|</text:p>
      <text:p text:style-name="Preformatted_20_Text">+--------+-------+-----------+-------+------------+-------------------------------+------+----------+-----------+-----+-------+</text:p>
      <text:p text:style-name="Preformatted_20_Text">2 rows in set (0.00 sec)</text:p>
      <text:p text:style-name="Preformatted_20_Text"/>
      <text:p text:style-name="Preformatted_20_Text">mysql&gt; select Fname as name from employee where Fname='Robert';</text:p>
      <text:p text:style-name="Preformatted_20_Text">+--------+</text:p>
      <text:p text:style-name="Preformatted_20_Text">| name <text:s text:c="2"/>|</text:p>
      <text:p text:style-name="Preformatted_20_Text">+--------+</text:p>
      <text:p text:style-name="Preformatted_20_Text">| Robert |</text:p>
      <text:p text:style-name="Preformatted_20_Text">| Robert |</text:p>
      <text:p text:style-name="Preformatted_20_Text">+--------+</text:p>
      <text:p text:style-name="Preformatted_20_Text">2 rows in set (0.00 sec)</text:p>
      <text:p text:style-name="Preformatted_20_Text"/>
      <text:p text:style-name="Preformatted_20_Text"><text:soft-page-break/>mysql&gt; select count(*) from employee;</text:p>
      <text:p text:style-name="Preformatted_20_Text">+----------+</text:p>
      <text:p text:style-name="Preformatted_20_Text">| count(*) |</text:p>
      <text:p text:style-name="Preformatted_20_Text">+----------+</text:p>
      <text:p text:style-name="Preformatted_20_Text">| <text:s text:c="7"/>2 |</text:p>
      <text:p text:style-name="Preformatted_20_Text">+----------+</text:p>
      <text:p text:style-name="Preformatted_20_Text">1 row in set (0.01 sec)</text:p>
      <text:p text:style-name="Preformatted_20_Text"/>
      <text:p text:style-name="Preformatted_20_Text">mysql&gt; alter table employee modify Btime int;</text:p>
      <text:p text:style-name="Preformatted_20_Text">Query OK, 2 rows affected (0.05 sec)</text:p>
      <text:p text:style-name="Preformatted_20_Text">Records: 2 <text:s/>Duplicates: 0 <text:s/>Warnings: 0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01T17:30:54.474469112</dc:date>
    <meta:editing-duration>PT10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42" meta:word-count="1704" meta:character-count="11404" meta:non-whitespace-character-count="8898"/>
  </office:meta>
</office:document-meta>
</file>